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svg:stroke-color="#8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measure" style:list-style-name="L1">
      <style:graphic-properties draw:textarea-vertical-align="middle" draw:line-distance="0.9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measure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68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cm"/>
    </style:style>
    <style:style style:name="gr10" style:family="graphic" style:parent-style-name="measure" style:list-style-name="L1">
      <style:graphic-properties draw:textarea-vertical-align="middle" draw:line-distance="1.297cm"/>
    </style:style>
    <style:style style:name="gr11" style:family="graphic" style:parent-style-name="objectwithoutfill">
      <style:graphic-properties draw:stroke="dash" draw:fill="none" draw:textarea-vertical-align="middle"/>
    </style:style>
    <style:style style:name="gr12" style:family="graphic" style:parent-style-name="measure">
      <style:graphic-properties svg:stroke-color="#008000" draw:textarea-vertical-align="middle" draw:line-distance="0.709cm"/>
    </style:style>
    <style:style style:name="gr13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Droid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Droid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Droid Sans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family="Arial" style:font-style-name="Regular" style:font-family-generic="swiss" fo:font-size="10pt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2" draw:id="id2" draw:layer="layout" draw:type="line" svg:x1="11.324cm" svg:y1="15.875cm" svg:x2="8.308cm" svg:y2="7.302cm" svg:d="m11324 15875-3016-8573">
          <text:p/>
        </draw:connector>
        <draw:connector draw:style-name="gr2" draw:text-style-name="P1" xml:id="id1" draw:id="id1" draw:layer="layout" draw:type="line" svg:x1="7.249cm" svg:y1="14.869cm" svg:x2="20.267cm" svg:y2="14.869cm" svg:d="m7249 14869h13018">
          <text:p/>
        </draw:connector>
        <draw:connector draw:style-name="gr1" draw:text-style-name="P1" draw:layer="layout" draw:type="line" svg:x1="7.249cm" svg:y1="14.869cm" svg:x2="11.324cm" svg:y2="15.875cm" draw:start-shape="id1" draw:start-glue-point="2" draw:end-shape="id2" draw:end-glue-point="2" svg:d="m7249 14869 4075 1006">
          <text:p/>
        </draw:connector>
        <draw:connector draw:style-name="gr2" draw:text-style-name="P1" draw:layer="layout" draw:type="line" svg:x1="8.308cm" svg:y1="7.302cm" svg:x2="16.827cm" svg:y2="7.302cm" draw:start-shape="id2" draw:start-glue-point="3" svg:d="m8308 7302h8519">
          <text:p/>
        </draw:connector>
        <draw:line draw:style-name="gr2" draw:text-style-name="P1" draw:layer="layout" svg:x1="11.339cm" svg:y1="15.851cm" svg:x2="11.316cm" svg:y2="14.859cm">
          <text:p/>
        </draw:line>
        <draw:line draw:style-name="gr1" draw:text-style-name="P1" draw:layer="layout" svg:x1="16.796cm" svg:y1="7.3cm" svg:x2="9.379cm" svg:y2="10.347cm">
          <text:p/>
        </draw:line>
        <draw:line draw:style-name="gr2" draw:text-style-name="P1" draw:layer="layout" svg:x1="9.379cm" svg:y1="15.875cm" svg:x2="11.339cm" svg:y2="15.875cm">
          <text:p/>
        </draw:line>
        <draw:line draw:style-name="gr2" draw:text-style-name="P1" draw:layer="layout" svg:x1="9.383cm" svg:y1="15.828cm" svg:x2="9.372cm" svg:y2="8.844cm">
          <text:p/>
        </draw:line>
        <draw:measure draw:style-name="gr3" draw:text-style-name="P2" draw:layer="measurelines" svg:x1="9.308cm" svg:y1="10.418cm" svg:x2="11.268cm" svg:y2="15.922cm">
          <text:p text:style-name="P2"><text:span text:style-name="T1">STCC (seat tube center to center)</text:span></text:p>
        </draw:measure>
        <draw:frame draw:style-name="gr4" draw:text-style-name="P3" draw:layer="layout" svg:width="2.602cm" svg:height="0.645cm" svg:x="12.557cm" svg:y="8.835cm">
          <draw:text-box>
            <text:p><text:span text:style-name="T2">TT' (top tube)</text:span></text:p>
          </draw:text-box>
        </draw:frame>
        <draw:frame draw:style-name="gr4" draw:text-style-name="P3" draw:layer="layout" svg:width="5.455cm" svg:height="0.645cm" svg:x="9.958cm" svg:y="6.786cm">
          <draw:text-box>
            <text:p><text:span text:style-name="T2">TT (top tube efective/horizontal)</text:span></text:p>
          </draw:text-box>
        </draw:frame>
        <draw:measure draw:style-name="gr5" draw:text-style-name="P5" draw:layer="measurelines" svg:x1="20.427cm" svg:y1="14.874cm" svg:x2="20.434cm" svg:y2="15.851cm">
          <text:p text:style-name="P4"><text:span text:style-name="T3">BB</text:span></text:p>
        </draw:measure>
        <draw:measure draw:style-name="gr5" draw:text-style-name="P5" draw:layer="measurelines" svg:x1="17.978cm" svg:y1="7.299cm" svg:x2="18.072cm" svg:y2="15.875cm">
          <text:p text:style-name="P4"><text:span text:style-name="T3">SK (stack)</text:span></text:p>
        </draw:measure>
        <draw:path draw:style-name="gr2" draw:text-style-name="P6" draw:layer="layout" svg:width="0.589cm" svg:height="0.417cm" draw:transform="rotate (-1.5707963267949) translate (8.9230736851857cm 7.276cm)" svg:viewBox="0 0 590 418" svg:d="m0 17c240-70 597 79 567 378l23 23">
          <text:p/>
        </draw:path>
        <draw:frame draw:style-name="gr6" draw:text-style-name="P7" draw:layer="layout" svg:width="3.912cm" svg:height="0.662cm" svg:x="8.317cm" svg:y="7.327cm">
          <draw:text-box>
            <text:p><text:span text:style-name="T4">STA <text:s/>(seat tube angle)</text:span></text:p>
          </draw:text-box>
        </draw:frame>
        <draw:polyline draw:style-name="gr2" draw:text-style-name="P1" draw:layer="layout" svg:width="0.425cm" svg:height="0.188cm" draw:transform="rotate (-1.5707963267949) translate (15.804cm 7.299cm)" svg:viewBox="0 0 426 189" draw:points="0,189 237,189 426,0">
          <text:p/>
        </draw:polyline>
        <draw:path draw:style-name="gr7" draw:text-style-name="P5" draw:layer="layout" svg:width="0.684cm" svg:height="0.456cm" svg:x="9.19cm" svg:y="9.606cm" svg:viewBox="0 0 685 457" svg:d="m0 9c241 49 593-151 685 236v212">
          <text:p text:style-name="P1"><text:span text:style-name="T5">β</text:span></text:p>
        </draw:path>
        <draw:frame draw:style-name="gr8" draw:text-style-name="P3" draw:layer="layout" svg:width="0.705cm" svg:height="0.739cm" svg:x="15.71cm" svg:y="7.087cm">
          <draw:text-box>
            <text:p><text:span text:style-name="T5">α</text:span></text:p>
          </draw:text-box>
        </draw:frame>
        <draw:frame draw:style-name="gr9" draw:layer="layout" svg:width="0.786cm" svg:height="0.772cm" svg:x="7.654cm" svg:y="6.898cm">
          <draw:text-box>
            <text:p>A</text:p>
          </draw:text-box>
        </draw:frame>
        <draw:frame draw:style-name="gr4" draw:layer="layout" svg:width="0.786cm" svg:height="0.725cm" svg:x="8.671cm" svg:y="10.158cm">
          <draw:text-box>
            <text:p>B</text:p>
          </draw:text-box>
        </draw:frame>
        <draw:frame draw:style-name="gr4" draw:layer="layout" svg:width="1.044cm" svg:height="0.725cm" svg:x="9.178cm" svg:y="9.027cm">
          <draw:text-box>
            <text:p>H3</text:p>
          </draw:text-box>
        </draw:frame>
        <draw:frame draw:style-name="gr4" draw:layer="layout" svg:width="1.044cm" svg:height="0.725cm" svg:x="8.577cm" svg:y="13.058cm">
          <draw:text-box>
            <text:p>H2</text:p>
          </draw:text-box>
        </draw:frame>
        <draw:measure draw:style-name="gr10" draw:text-style-name="P2" draw:layer="measurelines" svg:x1="11.346cm" svg:y1="15.851cm" svg:x2="7.27cm" svg:y2="14.802cm">
          <text:p text:style-name="P2"><text:span text:style-name="T1">CS (chain stays)</text:span></text:p>
        </draw:measure>
        <draw:measure draw:style-name="gr5" draw:text-style-name="P5" draw:layer="measurelines" svg:x1="16.828cm" svg:y1="15.899cm" svg:x2="11.346cm" svg:y2="15.899cm">
          <text:p text:style-name="P4"><text:span text:style-name="T3">RE (reach)</text:span></text:p>
        </draw:measure>
        <draw:line draw:style-name="gr11" draw:text-style-name="P1" draw:layer="layout" svg:x1="16.828cm" svg:y1="7.318cm" svg:x2="16.828cm" svg:y2="16.065cm">
          <text:p/>
        </draw:line>
        <draw:line draw:style-name="gr11" draw:text-style-name="P1" draw:layer="layout" svg:x1="8.867cm" svg:y1="8.868cm" svg:x2="13.014cm" svg:y2="8.868cm">
          <text:p/>
        </draw:line>
        <draw:measure draw:style-name="gr12" draw:text-style-name="P4" draw:layer="layout" svg:x1="15.177cm" svg:y1="8.898cm" svg:x2="15.16cm" svg:y2="18.628cm">
          <text:p text:style-name="P4"><text:span text:style-name="T3">SH (Standover height)</text:span></text:p>
        </draw:measure>
        <draw:line draw:style-name="gr13" draw:text-style-name="P1" draw:layer="layout" svg:x1="8.438cm" svg:y1="18.64cm" svg:x2="20.523cm" svg:y2="18.688cm">
          <text:p text:style-name="P1">Ground</text:p>
          <text:p text:style-name="P1"/>
        </draw:line>
        <draw:measure draw:style-name="gr5" draw:text-style-name="P5" draw:layer="layout" svg:x1="19.45cm" svg:y1="14.874cm" svg:x2="19.45cm" svg:y2="18.664cm">
          <text:p text:style-name="P4"><text:span text:style-name="T3">WS (Wheel Size)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Dashed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n </meta:initial-creator>
    <meta:creation-date>2012-11-10T14:24:28</meta:creation-date>
    <dc:date>2012-11-18T18:16:44</dc:date>
    <dc:creator>len </dc:creator>
    <meta:editing-duration>PT57M13S</meta:editing-duration>
    <meta:editing-cycles>8</meta:editing-cycles>
    <meta:generator>LibreOffice/3.5$Linux_X86_64 LibreOffice_project/350m1$Build-2</meta:generator>
    <meta:document-statistic meta:object-count="29"/>
  </office:meta>
</office:document-meta>
</file>